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2mm" svg:height="107.57mm" svg:x="76.81mm" svg:y="96.95mm">
            <loext:p draw:notify-on-update-of-ranges="Sheet1.A14:Sheet1.A14 Sheet1.A15:Sheet1.A21 Sheet1.B14:Sheet1.B14 Sheet1.B15:Sheet1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22mm" svg:height="90.04mm" svg:x="84.8mm" svg:y="4.52mm">
            <loext:p draw:notify-on-update-of-ranges="Sheet1.A2:Sheet1.A2 Sheet1.A3:Sheet1.A12 Sheet1.B2:Sheet1.B2 Sheet1.B3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Wielkość tablicy</text:p>
          </table:table-cell>
          <table:table-cell office:value-type="string" calcext:value-type="string">
            <text:p>Czas w milisekundach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93798065185547" calcext:value-type="float">
            <text:p>0,693798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35374069213867" calcext:value-type="float">
            <text:p>1,35374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585391998291" calcext:value-type="float">
            <text:p>2,058539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70891189575195" calcext:value-type="float">
            <text:p>2,70891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38339805603027" calcext:value-type="float">
            <text:p>3,383398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.05693054199219" calcext:value-type="float">
            <text:p>4,056930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.74166870117188" calcext:value-type="float">
            <text:p>4,741668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40876388549805" calcext:value-type="float">
            <text:p>5,40876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08944892883301" calcext:value-type="float">
            <text:p>6,08944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93392753601074" calcext:value-type="float">
            <text:p>6,933927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Wielkość tablicy</text:p>
          </table:table-cell>
          <table:table-cell table:style-name="Default" office:value-type="string" calcext:value-type="string">
            <text:p>Czas w milisekunda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6102294921875" calcext:value-type="float">
            <text:p>0,00286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739097595214844" calcext:value-type="float">
            <text:p>0,00739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67572021484375" calcext:value-type="float">
            <text:p>0,06675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78539276123047" calcext:value-type="float">
            <text:p>0,67853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92844390869141" calcext:value-type="float">
            <text:p>6,92844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7.0962333679199" calcext:value-type="float">
            <text:p>67,096233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34.500646591187" calcext:value-type="float">
            <text:p>734,5006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7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5:28:41.293386038</meta:creation-date>
    <dc:date>2016-11-18T16:31:07.648855559</dc:date>
    <meta:editing-duration>PT16M5S</meta:editing-duration>
    <meta:editing-cycles>1</meta:editing-cycles>
    <meta:document-statistic meta:table-count="1" meta:cell-count="38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line" chart:style-name="ch1">
        <chart:title svg:x="3.39cm" svg:y="0.316cm" chart:style-name="ch2">
          <text:p>Wykres zależności czasu od wielkości tablicy</text:p>
        </chart:title>
        <chart:subtitle svg:x="5.93cm" svg:y="1.275cm" chart:style-name="ch3">
          <text:p>n od 10 000 do 100 000</text:p>
        </chart:subtitle>
        <chart:plot-area chart:style-name="ch4" table:cell-range-address="Sheet1.A2:Sheet1.B12" chart:data-source-has-labels="both" svg:x="1.331cm" svg:y="2.138cm" svg:width="14.372cm" svg:height="5.706cm">
          <chartooo:coordinate-region svg:x="2.429cm" svg:y="2.337cm" svg:width="12.718cm" svg:height="4.86cm"/>
          <chart:axis chart:dimension="x" chart:name="primary-x" chart:style-name="ch5" chartooo:axis-type="auto">
            <chartooo:date-scale/>
            <chart:title svg:x="7.309cm" svg:y="8.024cm" chart:style-name="ch6">
              <text:p>Wielkość tablicy</text:p>
            </chart:title>
            <chart:categories table:cell-range-address="Sheet1.A3:Sheet1.A12"/>
            <chart:grid chart:style-name="ch7" chart:class="major"/>
          </chart:axis>
          <chart:axis chart:dimension="y" chart:name="primary-y" chart:style-name="ch8">
            <chart:title svg:x="0.451cm" svg:y="6.623cm" chart:style-name="ch9">
              <text:p>Czasw milisekundach</text:p>
            </chart:title>
            <chart:grid chart:style-name="ch7" chart:class="major"/>
          </chart:axis>
          <chart:series chart:style-name="ch10" chart:values-cell-range-address="Sheet1.B3:Sheet1.B12" chart:label-cell-address="Sheet1.B2:Sheet1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w milisekundach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3:Sheet1.A12</svg:desc>
                </draw:g>
              </table:table-cell>
              <table:table-cell office:value-type="float" office:value="0.693798065185547">
                <text:p>0.693798065185547</text:p>
                <draw:g>
                  <svg:desc>Sheet1.B3:Sheet1.B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35374069213867">
                <text:p>1.3537406921386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0585391998291">
                <text:p>2.058539199829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70891189575195">
                <text:p>2.7089118957519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38339805603027">
                <text:p>3.3833980560302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.05693054199219">
                <text:p>4.0569305419921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.74166870117188">
                <text:p>4.7416687011718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40876388549805">
                <text:p>5.4087638854980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.08944892883301">
                <text:p>6.089448928833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93392753601074">
                <text:p>6.93392753601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4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1cm" svg:height="10.758cm" xlink:href=".." xlink:type="simple" chart:class="chart:line" chart:style-name="ch1">
        <chart:title svg:x="4.242cm" svg:y="0.351cm" chart:style-name="ch2">
          <text:p>Wykres zależność czasu od wielkości tablicy</text:p>
        </chart:title>
        <chart:subtitle svg:x="6.782cm" svg:y="1.345cm" chart:style-name="ch3">
          <text:p>n od 10 do  10 000 000</text:p>
        </chart:subtitle>
        <chart:plot-area chart:style-name="ch4" table:cell-range-address="Sheet1.A14:Sheet1.B21" chart:data-source-has-labels="both" svg:x="1.363cm" svg:y="2.243cm" svg:width="15.906cm" svg:height="7.319cm">
          <chartooo:coordinate-region svg:x="2.461cm" svg:y="2.442cm" svg:width="13.51cm" svg:height="6.473cm"/>
          <chart:axis chart:dimension="x" chart:name="primary-x" chart:style-name="ch5" chartooo:axis-type="auto">
            <chartooo:date-scale/>
            <chart:title svg:x="8.108cm" svg:y="9.777cm" chart:style-name="ch6">
              <text:p>Wielkość tablicy</text:p>
            </chart:title>
            <chart:categories table:cell-range-address="Sheet1.A15:Sheet1.A21"/>
            <chart:grid chart:style-name="ch7" chart:class="major"/>
          </chart:axis>
          <chart:axis chart:dimension="y" chart:name="primary-y" chart:style-name="ch8">
            <chart:title svg:x="0.451cm" svg:y="7.573cm" chart:style-name="ch9">
              <text:p>Czas w milisekundach</text:p>
            </chart:title>
            <chart:grid chart:style-name="ch7" chart:class="major"/>
          </chart:axis>
          <chart:series chart:style-name="ch10" chart:values-cell-range-address="Sheet1.B15:Sheet1.B21" chart:label-cell-address="Sheet1.B14:Sheet1.B1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w milisekundach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5:Sheet1.A21</svg:desc>
                </draw:g>
              </table:table-cell>
              <table:table-cell office:value-type="float" office:value="0.00286102294921875">
                <text:p>0.00286102294921875</text:p>
                <draw:g>
                  <svg:desc>Sheet1.B15:Sheet1.B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739097595214844">
                <text:p>0.007390975952148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67572021484375">
                <text:p>0.0667572021484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678539276123047">
                <text:p>0.6785392761230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92844390869141">
                <text:p>6.9284439086914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7.0962333679199">
                <text:p>67.09623336791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734.500646591187">
                <text:p>734.500646591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